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945" officeooo:paragraph-rsid="001d394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3945" officeooo:paragraph-rsid="001d3945" style:font-weight-asian="bold" style:font-weight-complex="bold"/>
    </style:style>
    <style:style style:name="P3" style:family="paragraph" style:parent-style-name="Standard">
      <style:text-properties style:font-name="Liberation Mono" officeooo:rsid="001d3945" officeooo:paragraph-rsid="001d3945" style:font-size-asian="10.5pt"/>
    </style:style>
    <style:style style:name="P4" style:family="paragraph" style:parent-style-name="Standard">
      <style:text-properties style:font-name="Liberation Mono" officeooo:rsid="002418fd" officeooo:paragraph-rsid="002418fd" style:font-size-asian="10.5pt"/>
    </style:style>
    <style:style style:name="P5" style:family="paragraph" style:parent-style-name="Standard">
      <style:text-properties style:font-name="Liberation Mono" officeooo:rsid="00268d5f" officeooo:paragraph-rsid="00268d5f" style:font-size-asian="10.5pt"/>
    </style:style>
    <style:style style:name="P6" style:family="paragraph" style:parent-style-name="Standard">
      <style:text-properties officeooo:rsid="0020641f" officeooo:paragraph-rsid="001d3945"/>
    </style:style>
    <style:style style:name="P7" style:family="paragraph" style:parent-style-name="Standard">
      <style:text-properties officeooo:paragraph-rsid="0022e76d"/>
    </style:style>
    <style:style style:name="P8" style:family="paragraph" style:parent-style-name="Standard">
      <style:text-properties officeooo:rsid="0022e76d" officeooo:paragraph-rsid="001d3945"/>
    </style:style>
    <style:style style:name="P9" style:family="paragraph" style:parent-style-name="Standard">
      <style:text-properties officeooo:rsid="002418fd" officeooo:paragraph-rsid="002418fd"/>
    </style:style>
    <style:style style:name="P10" style:family="paragraph" style:parent-style-name="Standard">
      <style:text-properties officeooo:rsid="00268d5f" officeooo:paragraph-rsid="00268d5f"/>
    </style:style>
    <style:style style:name="P11" style:family="paragraph" style:parent-style-name="Standard" style:list-style-name="L1">
      <style:text-properties officeooo:paragraph-rsid="00220e43"/>
    </style:style>
    <style:style style:name="P12" style:family="paragraph" style:parent-style-name="Standard" style:list-style-name="L1">
      <style:text-properties officeooo:paragraph-rsid="002418fd"/>
    </style:style>
    <style:style style:name="P13" style:family="paragraph" style:parent-style-name="Standard" style:list-style-name="L1">
      <style:text-properties officeooo:rsid="0022e76d" officeooo:paragraph-rsid="0022e76d"/>
    </style:style>
    <style:style style:name="T1" style:family="text">
      <style:text-properties officeooo:rsid="001e83a7"/>
    </style:style>
    <style:style style:name="T2" style:family="text">
      <style:text-properties style:font-name="Liberation Mono" style:font-size-asian="10.5pt"/>
    </style:style>
    <style:style style:name="T3" style:family="text">
      <style:text-properties style:font-name="Liberation Mono" officeooo:rsid="00220e43" style:font-size-asian="10.5pt"/>
    </style:style>
    <style:style style:name="T4" style:family="text">
      <style:text-properties style:font-name="Liberation Mono" officeooo:rsid="002418fd" style:font-size-asian="10.5pt"/>
    </style:style>
    <style:style style:name="T5" style:family="text">
      <style:text-properties officeooo:rsid="00220e43"/>
    </style:style>
    <style:style style:name="T6" style:family="text">
      <style:text-properties officeooo:rsid="002418f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ing socat in Linux for creating VMs</text:p>
      <text:p text:style-name="P2">(Source: https://www.youtube.com/watch?v=iFmD-CeB96A)</text:p>
      <text:p text:style-name="P6"/>
      <text:p text:style-name="P1"/>
      <text:list xml:id="list2837383273737007389" text:style-name="L1">
        <text:list-item>
          <text:p text:style-name="P11"><text:span text:style-name="T5">To make VM using </text:span><text:span text:style-name="T3">socat</text:span></text:p>
        </text:list-item>
      </text:list>
      <text:p text:style-name="P1"/>
      <text:p text:style-name="P1">To know the serial ports in Linux machine</text:p>
      <text:p text:style-name="P1"/>
      <text:p text:style-name="P3">dmesg | grep tty</text:p>
      <text:p text:style-name="P1"/>
      <text:p text:style-name="P1"><text:span text:style-name="T1">T</text:span>o create VMs in Linux</text:p>
      <text:p text:style-name="P1"/>
      <text:p text:style-name="P3">socat -d -d pty, raw, echo=0 pty, raw, echo=0</text:p>
      <text:p text:style-name="P1"/>
      <text:p text:style-name="P1">open new terminal and use </text:p>
      <text:p text:style-name="P1"/>
      <text:p text:style-name="P1"><text:span text:style-name="T2">cat &lt;/dev/pts/4</text:span> (this may be different in your machine)</text:p>
      <text:p text:style-name="P1"/>
      <text:p text:style-name="P1">open another terminal and use </text:p>
      <text:p text:style-name="P1"/>
      <text:p text:style-name="P1"><text:span text:style-name="T2">echo “test string” &gt; /dev/pts/7</text:span> (this may be different in your machine) </text:p>
      <text:p text:style-name="P1"/>
      <text:p text:style-name="P8"/>
      <text:list xml:id="list222858855497172" text:continue-numbering="true" text:style-name="L1">
        <text:list-item>
          <text:p text:style-name="P13">BASH script for streaming data</text:p>
        </text:list-item>
      </text:list>
      <text:p text:style-name="P7"/>
      <text:p text:style-name="P9">Make a separate directory for BASH code. Write a function using the below code save in file with .sh file extension. </text:p>
      <text:p text:style-name="P9"/>
      <text:p text:style-name="P4">#! /bin/bash</text:p>
      <text:p text:style-name="P4"/>
      <text:p text:style-name="P4">while true</text:p>
      <text:p text:style-name="P4">do </text:p>
      <text:p text:style-name="P4">echo $(( $RANDOM%100 ))</text:p>
      <text:p text:style-name="P4">sleep 1</text:p>
      <text:p text:style-name="P4">done</text:p>
      <text:p text:style-name="P4"/>
      <text:list xml:id="list222859519054944" text:continue-numbering="true" text:style-name="L1">
        <text:list-item>
          <text:p text:style-name="P12"><text:span text:style-name="T6">Use </text:span><text:span text:style-name="T4">socat </text:span><text:span text:style-name="T6">for streaming</text:span></text:p>
        </text:list-item>
      </text:list>
      <text:p text:style-name="P9"/>
      <text:p text:style-name="P10">Use the above BASH file to make numerical simulations. </text:p>
      <text:p text:style-name="P10"/>
      <text:p text:style-name="P5">socat -d -d pty,raw,echo=0 "exec:/media/hi/C2ACA28AACA278951/Windows/work/bash_scripts/randomSim.sh ...,pty,raw,echo=0"</text:p>
      <text:p text:style-name="P10"/>
      <text:p text:style-name="P10">Twist your BASH file to create functions for few Discrete and Continuous probability function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21:53:35.207775800</meta:creation-date>
    <dc:date>2018-03-28T22:25:20.415270361</dc:date>
    <meta:editing-duration>PT31M4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45" meta:character-count="927" meta:non-whitespace-character-count="801"/>
  </office:meta>
</office:document-meta>
</file>